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3200000025810874C9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.322cm"/>
    </style:style>
    <style:style style:name="pr2" style:family="presentation" style:parent-style-name="Standard-title">
      <style:graphic-properties draw:auto-grow-height="true" fo:min-height="2.397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2.322cm" style:use-optimal-column-width="false"/>
    </style:style>
    <style:style style:name="co2" style:family="table-column">
      <style:table-column-properties style:column-width="2.343cm" style:use-optimal-column-width="false"/>
    </style:style>
    <style:style style:name="ro1" style:family="table-row">
      <style:table-row-properties style:row-height="0.756cm"/>
    </style:style>
    <style:style style:name="ce1" style:family="table-cell">
      <style:graphic-properties style:repeat="repeat" fo:padding-top="0.1cm" fo:padding-bottom="0.1cm" fo:padding-left="0.1cm" fo:padding-right="0.1cm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use-window-font-color="true" fo:font-family="Arial" style:font-family-generic="roman" style:font-pitch="variable" fo:font-size="13.5pt" fo:font-style="normal" fo:font-weight="normal" style:letter-kerning="true" style:font-family-asian="Arial" style:font-family-generic-asian="roman" style:font-pitch-asian="variable" style:font-size-asian="13.5pt" style:font-style-asian="normal" style:font-weight-asian="normal" style:font-family-complex="Arial" style:font-family-generic-complex="roman" style:font-pitch-complex="variable" style:font-size-complex="13.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3.127cm" svg:height="1.322cm" svg:x="3.284cm" svg:y="2.678cm" presentation:class="title" presentation:user-transformed="true">
          <draw:text-box>
            <text:p>[TITLE1]</text:p>
          </draw:text-box>
        </draw:frame>
        <draw:frame presentation:style-name="pr2" draw:layer="layout" svg:width="23.127cm" svg:height="2.397cm" svg:x="3.166cm" svg:y="4.5cm" presentation:class="title" presentation:user-transformed="true">
          <draw:text-box>
            <text:p>[DESCRIPTION1]</text:p>
          </draw:text-box>
        </draw:frame>
        <draw:frame draw:name="TABLE1" draw:style-name="standard" draw:layer="layout" svg:width="23.24cm" svg:height="0.755cm" svg:x="3.559cm" svg:y="7.5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[FIELD0]</text:span></text:p>
              </table:table-cell>
              <table:table-cell>
                <text:p><text:span text:style-name="T2">[FIELD1]</text:span></text:p>
              </table:table-cell>
              <table:table-cell>
                <text:p><text:span text:style-name="T2">[FIELD2]</text:span></text:p>
              </table:table-cell>
              <table:table-cell>
                <text:p><text:span text:style-name="T2">[FIELD3]</text:span></text:p>
              </table:table-cell>
              <table:table-cell>
                <text:p><text:span text:style-name="T2">[FIELD4]</text:span></text:p>
              </table:table-cell>
              <table:table-cell>
                <text:p><text:span text:style-name="T2">[FIELD5]</text:span></text:p>
              </table:table-cell>
              <table:table-cell>
                <text:p><text:span text:style-name="T2">[FIELD6]</text:span></text:p>
              </table:table-cell>
              <table:table-cell>
                <text:p><text:span text:style-name="T2">[FIELD7]</text:span></text:p>
              </table:table-cell>
              <table:table-cell>
                <text:p><text:span text:style-name="T2">[FIELD8]</text:span></text:p>
              </table:table-cell>
              <table:table-cell>
                <text:p><text:span text:style-name="T2">[FIELD9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image1" draw:style-name="gr1" draw:text-style-name="P1" draw:layer="layout" svg:width="17.314cm" svg:height="10.5cm" svg:x="6.193cm" svg:y="7.5cm">
          <draw:image xlink:href="Pictures/10000201000003200000025810874C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family-asian="'Arial Unicode MS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cm" fo:text-indent="0cm"/>
      <style:text-properties style:use-window-font-color="true" style:text-outline="false" style:text-line-through-style="none" fo:font-family="Arial" style:font-family-generic="roman" style:font-pitch="variable" fo:font-size="21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64cm" fo:text-indent="0cm"/>
      <style:text-properties fo:font-size="1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198cm" fo:text-indent="0cm"/>
      <style:text-properties fo:font-size="15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32cm" fo:text-indent="0cm"/>
      <style:text-properties fo:font-size="13.3000001907349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2cm" fo:margin-bottom="2cm" fo:margin-left="2cm" fo:margin-right="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3.127cm" svg:height="2.838cm" svg:x="3.284cm" svg:y="2.678cm" presentation:class="title" presentation:placeholder="true">
        <draw:text-box/>
      </draw:frame>
      <draw:frame presentation:style-name="Standard-outline1" draw:layer="backgroundobjects" svg:width="23.127cm" svg:height="9.86cm" svg:x="3.284cm" svg:y="5.97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6-25T08:46:25</dc:date>
    <meta:generator>LibreOffice/3.5$MacOSX_x86 LibreOffice_project/235ab8a-3802056-4a8fed3-2d66ea8-e241b80</meta:generator>
    <meta:editing-duration>PT2M57S</meta:editing-duration>
    <meta:editing-cycles>8</meta:editing-cycles>
    <meta:document-statistic meta:object-count="24"/>
  </office:meta>
</office:document-meta>
</file>